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ThreadPool.isQueu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DefaultThreadPool( final ChannelWrapper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ThreadPool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setShutdownWaitTimeMs( int shutdownWaitTim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DefaultThread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setBlockPolicy( final String blockPolic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DefaultThreadPool.shutdow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efaultThreadPool.getQueu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getMaximumQueu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getMaxQueue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get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getBlockPoli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setShutdownGraceful( boolean shutdownGracefu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isShutdownGracefu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enableLogging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setQueue( final int queue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ThreadPool.getShutdownWaitTim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execute( Runnable comm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ThreadPoo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